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mic Sans MS" fo:font-weight="bold" style:font-weight-asian="bold" style:font-name-complex="Comic Sans MS"/>
    </style:style>
    <style:style style:name="P2" style:family="paragraph" style:parent-style-name="Standard">
      <style:text-properties style:font-name="Comic Sans MS" style:font-name-asian="Comic Sans MS" style:font-name-complex="Comic Sans MS"/>
    </style:style>
    <style:style style:name="P3" style:family="paragraph" style:parent-style-name="Standard">
      <style:text-properties style:font-name="Comic Sans MS" style:font-name-complex="Comic Sans MS"/>
    </style:style>
    <style:style style:name="P4" style:family="paragraph" style:parent-style-name="Standard">
      <style:paragraph-properties fo:text-align="center" style:justify-single-word="false"/>
      <style:text-properties style:font-name="Comic Sans MS" style:font-name-complex="Comic Sans MS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margin-left="0mm" fo:margin-right="0mm" fo:text-align="center" style:justify-single-word="false" fo:text-indent="12.7mm" style:auto-text-indent="false"/>
      <style:text-properties style:font-name="Comic Sans MS" style:font-name-complex="Comic Sans MS"/>
    </style:style>
    <style:style style:name="P7" style:family="paragraph" style:parent-style-name="Standard" style:master-page-name="Standard">
      <style:paragraph-properties style:page-number="auto"/>
      <style:text-properties style:font-name="Comic Sans MS" fo:font-weight="bold" style:font-weight-asian="bold" style:font-name-complex="Comic Sans MS"/>
    </style:style>
    <style:style style:name="T1" style:family="text">
      <style:text-properties style:font-name-asian="Comic Sans MS"/>
    </style:style>
    <style:style style:name="T2" style:family="text">
      <style:text-properties style:font-name="Comic Sans MS" style:font-name-complex="Comic Sans MS"/>
    </style:style>
    <style:style style:name="T3" style:family="text">
      <style:text-properties style:font-name="Comic Sans MS" fo:font-weight="bold" style:font-weight-asian="bold" style:font-name-complex="Comic Sans MS"/>
    </style:style>
    <style:style style:name="T4" style:family="text">
      <style:text-properties style:font-name="Comic Sans MS" style:text-underline-style="solid" style:text-underline-width="auto" style:text-underline-color="font-color" fo:font-weight="bold" style:font-weight-asian="bold" style:font-name-complex="Comic Sans MS"/>
    </style:style>
    <style:style style:name="T5" style:family="text">
      <style:text-properties style:font-name="Comic Sans MS" style:text-underline-style="solid" style:text-underline-width="auto" style:text-underline-color="font-color" style:font-name-complex="Comic Sans MS"/>
    </style:style>
    <style:style style:name="T6" style:family="text">
      <style:text-properties style:text-position="super 58%" style:font-name="Comic Sans MS" style:text-underline-style="solid" style:text-underline-width="auto" style:text-underline-color="font-color" style:font-name-complex="Comic Sans M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ΑΙΤΗΣΗ<text:tab/><text:tab/><text:tab/><text:tab/><text:tab/><text:tab/><text:tab/><text:tab/></text:p>
      <text:p text:style-name="P1"/>
      <text:p text:style-name="P3">Επώνυμο…………………………………………………………………</text:p>
      <text:p text:style-name="P3">Όνομα…………………………………………………………………….</text:p>
      <text:p text:style-name="P3">Πατρώνυμο……………………………………………………………</text:p>
      <text:p text:style-name="P3">Κλάδος……………………………………………………………………</text:p>
      <text:p text:style-name="P3">Βαθμός……………………………………………………………………</text:p>
      <text:p text:style-name="P3">Οργανική Θέση……………………………………………………..</text:p>
      <text:p text:style-name="P2">…………………………………………………………………………………</text:p>
      <text:p text:style-name="P3">Θέση που υπηρετώ……………………………………………….</text:p>
      <text:p text:style-name="P2">…………………………………………………………………………………</text:p>
      <text:p text:style-name="P3">Δ/νση κατοικίας……………………………………………………</text:p>
      <text:p text:style-name="P2">…………………………………………………………………………………</text:p>
      <text:p text:style-name="P3">Τηλέφωνο………………………………………………………………</text:p>
      <text:p text:style-name="P3"><text:span text:style-name="T1">………………………………………………………………………………</text:span>..</text:p>
      <text:p text:style-name="P3"/>
      <text:p text:style-name="P3"/>
      <text:p text:style-name="P3"/>
      <text:p text:style-name="Standard"><text:span text:style-name="T2">ΘΕΜΑ: Χορήγηση άδειας</text:span><text:span text:style-name="T3"> </text:span><text:span text:style-name="T4">λοχείας</text:span><text:span text:style-name="T2"> </text:span>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ΠΡΟΣ</text:p>
      <text:p text:style-name="P1"/>
      <text:p text:style-name="P3"/>
      <text:p text:style-name="P3">Την Διεύθυνση <text:s text:c="2"/>Δ.Ε. Ν. Ηρακλείου.</text:p>
      <text:p text:style-name="P3">(Δια του κ. Δ/ντή του………………………………………….</text:p>
      <text:p text:style-name="P3"><text:span text:style-name="T1">………………………………………………………………………………</text:span>.)</text:p>
      <text:p text:style-name="P3"/>
      <text:p text:style-name="P5"><text:span text:style-name="T2">Παρακαλώ να μου χορηγήσετε άδεια </text:span><text:span text:style-name="T4">λοχείας</text:span><text:span text:style-name="T3"> βάσει άρθρου 52 παρ.1,2,5 Ν.3528/2007 (ΦΕΚ26)τ.Α'</text:span><text:span text:style-name="T4">(όπως συμπλ. Από αρθρ.18 του Ν.3801/2009)</text:span><text:span text:style-name="T3"> </text:span><text:span text:style-name="T2">από………………………………..μέχρι……………………………..σύμφωνα με τα δικαιολογητικά που επισυνάπτω.</text:span></text:p>
      <text:p text:style-name="P3"/>
      <text:p text:style-name="P3">Μαζί υποβάλλω:</text:p>
      <text:p text:style-name="P3"/>
      <text:p text:style-name="Standard"><text:soft-page-break/><text:span text:style-name="T2">α) Βεβαίωση του μαιευτήρα ιατρού.</text:span></text:p>
      <text:p text:style-name="P3"/>
      <text:p text:style-name="P3">β) Βεβαίωση μαιευτικής κλινικής (όταν ο τοκετός είναι πρόωρος, πολλών ημερών, πριν από την Π.Η.Τ.).</text:p>
      <text:p text:style-name="P3"/>
      <text:p text:style-name="Standard"><text:span text:style-name="T2">γ) Ληξιαρχική πράξη γέννησης του παιδιού. (σε περίπτωση πολύδημης κύησης, η άδεια λοχείας αυξάνεται κατά 1 μήνα για κάθε τέκνο πέραν του ενός)</text:span></text:p>
      <text:p text:style-name="P3"/>
      <text:p text:style-name="Standard"><text:span text:style-name="T2">δ) Πιστοποιητικό οικογενειακής κατάστασης (</text:span><text:span text:style-name="T5">πέραν του 3</text:span><text:span text:style-name="T6">ου</text:span><text:span text:style-name="T5"> παιδιού, η άδεια προσαυξάνεται κατά 2 μήνες</text:span><text:span text:style-name="T2">).</text:span></text:p>
      <text:p text:style-name="P3"/>
      <text:p text:style-name="P3">ε)Πράξη ανάληψης (για νεοδιόριστες).</text:p>
      <text:p text:style-name="P3"/>
      <text:p text:style-name="P4"/>
      <text:p text:style-name="P6"/>
      <text:p text:style-name="P3">Ημερομηνία:…………………………………………..</text:p>
      <text:p text:style-name="P3"/>
      <text:p text:style-name="P3"/>
      <text:p text:style-name="P3"/>
      <text:p text:style-name="P6"><text:span text:style-name="T1">………… </text:span>Αιτ……………………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Times New Roman" fo:font-size="12pt" fo:language="el" fo:country="G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l" fo:country="G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Λεζάντα1" style:family="paragraph" style:parent-style-name="Standard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Προεπιλεγμένη_20_γραμματοσειρά" style:display-name="Προεπιλεγμένη γραμματοσειρά" style:family="text"/>
    <style:style style:name="Absatz-Standardschriftart" style:family="text"/>
    <style:style style:name="WW-Absatz-Standardschriftart" style:family="text"/>
    <style:style style:name="Προεπιλεγμένη_20_γραμματοσειρά1" style:display-name="Προεπιλεγμένη γραμματοσειρά1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5.4mm" fo:margin-bottom="25.4mm" fo:margin-left="10mm" fo:margin-right="10mm" fo:background-color="#ffffff" style:writing-mode="lr-tb" style:layout-grid-color="#c0c0c0" style:layout-grid-lines="38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draw:fill="solid" draw:fill-color="#ffffff" draw:opacity="0%" style:footnote-max-height="0mm">
        <style:columns fo:column-count="2" fo:column-gap="12.49mm">
          <style:column style:rel-width="32767*" fo:start-indent="0mm" fo:end-indent="6.24mm"/>
          <style:column style:rel-width="32767*" fo:start-indent="6.24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ΑΙΤΗΣΗ</dc:title>
    <meta:initial-creator>2g2</meta:initial-creator>
    <meta:creation-date>2004-10-25T09:38:00</meta:creation-date>
    <dc:creator>1g2</dc:creator>
    <dc:date>2016-10-13T11:03:00</dc:date>
    <meta:print-date>2007-04-17T11:59:00</meta:print-date>
    <meta:editing-cycles>3</meta:editing-cycles>
    <meta:editing-duration>PT20M</meta:editing-duration>
    <meta:document-statistic meta:table-count="0" meta:image-count="0" meta:object-count="0" meta:page-count="3" meta:paragraph-count="28" meta:word-count="123" meta:character-count="1256" meta:non-whitespace-character-count="1150"/>
    <meta:generator>LibreOffice/5.2.7.2$Linux_X86_64 LibreOffice_project/20m0$Build-2</meta:generator>
  </office:meta>
</office:document-meta>
</file>